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2pt" style:font-size-asian="32pt" style:font-size-complex="3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32pt" style:font-size-asian="32pt" style:font-size-complex="32pt"/>
    </style:style>
    <style:style style:name="P6" style:family="paragraph" style:parent-style-name="Standard" style:master-page-name="First_20_Page">
      <style:paragraph-properties fo:margin-left="0cm" fo:margin-right="0cm" fo:text-align="start" style:justify-single-word="false" fo:text-indent="0cm" style:auto-text-indent="false" style:page-number="auto"/>
      <style:text-properties fo:font-size="32pt" style:font-size-asian="32pt" style:font-size-complex="32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version"/>
      </text:user-field-decls>
      <text:p text:style-name="P6"/>
      <text:p text:style-name="P5"/>
      <text:p text:style-name="P5"/>
      <text:p text:style-name="P5"/>
      <text:p text:style-name="P5"/>
      <text:p text:style-name="P5"/>
      <text:p text:style-name="P4">&lt;titel&gt;</text:p>
      <text:p text:style-name="P2">&lt;version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4">Autor:</text:span><text:tab/><text:tab/>&lt;autor&gt;</text:p>
      <text:p text:style-name="P3"><text:span text:style-name="T4"><text:tab/>Version:</text:span><text:span text:style-name="T5"><text:tab/>&lt;version&gt;</text:span></text:p>
      <text:p text:style-name="P3"><text:span text:style-name="T4"><text:tab/>Datum:</text:span><text:tab/>&lt;datum&gt;</text:p>
      <text:p text:style-name="P3"><text:tab/><text:span text:style-name="T4">Status:</text:span><text:tab/>&lt;status&gt;</text:p>
      <text:p text:style-name="P8"><text:span text:style-name="T4">Exportdatum</text:span> :&lt;exdatu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1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itle/></text:span><text:span text:style-name="MT1"> - <text:s/></text:span><text:span text:style-name="MT1"><text:initial-creator>Alexandros Kechagias</text:initial-creator></text:span> <text:s text:c="53"/><text:span text:style-name="MT2"><text:s text:c="6"/></text:span><text:span text:style-name="MT3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os Kechagias</meta:initial-creator>
    <meta:creation-date>2011-06-12T17:33:40</meta:creation-date>
    <meta:generator>LibreOffice/3.3$Linux LibreOffice_project/330m19$Build-202</meta:generator>
    <dc:date>2011-07-19T00:53:36</dc:date>
    <dc:creator>Alexandros Kechagias</dc:creator>
    <meta:editing-duration>PT8H29M44S</meta:editing-duration>
    <meta:editing-cycles>57</meta:editing-cycles>
    <meta:document-statistic meta:table-count="0" meta:image-count="0" meta:object-count="0" meta:page-count="1" meta:paragraph-count="8" meta:word-count="16" meta:character-count="191"/>
  </office:meta>
</office:document-meta>
</file>